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9.05cm" style:page-number="auto" table:align="center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0.476cm"/>
    </style:style>
    <style:style style:name="Table1.C" style:family="table-column">
      <style:table-column-properties style:column-width="15.399cm"/>
    </style:style>
    <style:style style:name="Table1.1" style:family="table-row">
      <style:table-row-properties style:min-row-height="4.745cm"/>
    </style:style>
    <style:style style:name="Table1.A1" style:family="table-cell">
      <style:table-cell-properties style:vertical-align="top" fo:padding="0cm" fo:border="none" fo:wrap-option="wrap"/>
    </style:style>
    <style:style style:name="Table1.2" style:family="table-row">
      <style:table-row-properties style:min-row-height="6.489cm"/>
    </style:style>
    <style:style style:name="Table1.A2" style:family="table-cell">
      <style:table-cell-properties style:vertical-align="top" fo:padding="0cm" fo:border-left="none" fo:border-right="none" fo:border-top="0.5pt solid #000000" fo:border-bottom="none" fo:wrap-option="wrap"/>
    </style:style>
    <style:style style:name="Table1.3" style:family="table-row">
      <style:table-row-properties style:row-height="0.508cm"/>
    </style:style>
    <style:style style:name="Table1.A3" style:family="table-cell">
      <style:table-cell-properties style:vertical-align="top" fo:padding="0cm" fo:border-left="none" fo:border-right="none" fo:border-top="none" fo:border-bottom="0.5pt solid #000000" fo:wrap-option="wrap"/>
    </style:style>
    <style:style style:name="Table1.4" style:family="table-row">
      <style:table-row-properties style:min-row-height="4.265cm"/>
    </style:style>
    <style:style style:name="Table1.6" style:family="table-row">
      <style:table-row-properties style:min-row-height="3.309cm"/>
    </style:style>
    <style:style style:name="Table1.A7" style:family="table-cell">
      <style:table-cell-properties style:vertical-align="top" fo:padding="0cm" fo:border="none" fo:wrap-option="wrap"/>
    </style:style>
    <style:style style:name="P1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212cm" fo:margin-bottom="0cm" loext:contextual-spacing="false" fo:line-height="100%">
        <style:tab-stops>
          <style:tab-stop style:position="4.683cm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212cm" fo:margin-bottom="0cm" loext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212cm" fo:margin-bottom="0cm" loext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cm" fo:margin-bottom="0cm" loext:contextual-spacing="false" fo:line-height="100%"/>
      <style:text-properties fo:color="#262626" style:font-name="Century Gothic" fo:font-size="14pt" fo:letter-spacing="0.071cm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style:font-name="Century Gothic" fo:font-size="10pt" fo:letter-spacing="0.071cm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11pt" fo:letter-spacing="0.071cm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9pt" fo:letter-spacing="0.071cm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212cm" fo:margin-bottom="0cm" loext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cm" fo:margin-bottom="0cm" loext:contextual-spacing="false" fo:line-height="100%" style:page-number="auto"/>
      <style:text-properties fo:color="#c45911" style:font-name="Century Gothic" fo:font-size="28pt" fo:letter-spacing="0.106cm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3" style:family="text">
      <style:text-properties officeooo:rsid="000acf47"/>
    </style:style>
    <style:style style:name="T14" style:family="text">
      <style:text-properties officeooo:rsid="000d8370"/>
    </style:style>
    <style:style style:name="T15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Nicole Bertherin</text:p>
            <text:p text:style-name="P10"/>
            <text:p text:style-name="P10">Kleinkinderzieherin</text:p>
            <text:p text:style-name="Contact_20_info">076 340 24 41 – <text:span text:style-name="T13">test@gmail.com – </text:span><text:span text:style-name="T14">www.impulse.swiss</text:span></text:p>
            <text:p text:style-name="Contact_20_info"/>
            <text:p text:style-name="P7">Ich bin Gründerin und Co-Leiterin von Impulse. Dank viel Betreuungspraxis konnte ich meine Ausbildung zur Kleinkinderzieherin sur Dossier erzielen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8b54d893-390a-4a5c-9b87-4ca65c387c3e">
              <text:p text:style-name="P8">
    <text:span text:style-name="T9">Abteilungsleiterin - Zentrum für Bildung:</text:span>
    <text:span text:style-name="T11"> </text:span>
    <text:span text:style-name="T12">Juli 2020</text:span>
    <text:span text:style-name="T5"> -</text:span>
    <text:span text:style-name="T4"> </text:span>
    <text:span text:style-name="T6">Juli 2021</text:span>
  </text:p>
              <text:p text:style-name="P3">Leitung der verschiedenen Teams der Abteilung für Erwachsenenbildung <text:line-break/>Beurteilung und Einstellung von Personal <text:line-break/>Genehmigung von Budgets für spezielle Bildungsprojekte</text:p>
              <text:p text:style-name="P3"/>
            </text:section>
            <text:section text:style-name="Sect1" text:name="2d557718-798d-46ec-ac43-a286fd71a0df">
              <text:p text:style-name="P8">
    <text:span text:style-name="T9">Abteilungsspezialistin - Forschungszentrum Biel:</text:span>
    <text:span text:style-name="T11"> </text:span>
    <text:span text:style-name="T12">Juli 2019</text:span>
    <text:span text:style-name="T5"> -</text:span>
    <text:span text:style-name="T4"> </text:span>
    <text:span text:style-name="T6">Juli 2020</text:span>
  </text:p>
              <text:p text:style-name="P3">Leitung von Workshops für Erwachsenenbildung und Lerntheorien <text:line-break/>Erstellung und Einführung von neuen Lernstrategien für Erwachsene <text:line-break/>Mentoring neuer Lehrpersonen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f7ece686-8ecc-4a9c-a6b6-942dc74d782f">
              <text:p text:style-name="P9">
    <text:span text:style-name="T10">MSC in Psychologie - Universität Frankfurt:</text:span>
    <text:span text:style-name="T3"> </text:span>
    <text:span text:style-name="T7">Juli 2018</text:span>
    <text:span text:style-name="T4"> - </text:span>
    <text:span text:style-name="T8">Juli 2019</text:span>
    <text:span text:style-name="T4"> </text:span>
  </text:p>
              <text:p text:style-name="P4">Thema der Masterarbeit: Neue Ansätze für spezialisierte Erwachsenenbildung und -training<text:line-break/>Vorstand im Debattierclub</text:p>
              <text:p text:style-name="P4"/>
            </text:section>
            <text:section text:style-name="Sect2" text:name="696c185f-d1be-40dd-a437-e8680bfc6578">
              <text:p text:style-name="P9">
    <text:span text:style-name="T10">BSC in Psychologie - Universität Groningen:</text:span>
    <text:span text:style-name="T3"> </text:span>
    <text:span text:style-name="T7">Juli 2016</text:span>
    <text:span text:style-name="T4"> - </text:span>
    <text:span text:style-name="T8">Juli 2017</text:span>
    <text:span text:style-name="T4"> </text:span>
  </text:p>
              <text:p text:style-name="P4">Thema der Bachelorarbeit: Können Kinder besser lernen als Erwachsene?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08276cd7-205d-4c55-b57b-fd253ed54d1d">
              <text:p text:style-name="P6"><text:span text:style-name="T15">Sprachen: </text:span>Deutsch, Französisch, Englisch, Russisch</text:p>
            </text:section>
            <text:section text:style-name="Sect2" text:name="56b93aa2-b033-4d29-bb04-b2c342a2bff8">
              <text:p text:style-name="P6"><text:span text:style-name="T15">EDV: </text:span>Word, Excel, Photoshop, Linux, Outlook</text:p>
            </text:section>
            <text:section text:style-name="Sect2" text:name="6a7a0d92-89e1-4967-96f8-a64c44bbee22">
              <text:p text:style-name="P6"><text:span text:style-name="T15">Erziehungswissen: </text:span>Analysen erstellen von Sozialisation, Erziehung und Bildung, Erstellen von Lernstrategien, Erkennen von Lernschwächen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212cm" fo:margin-bottom="0cm" loext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212cm" fo:margin-bottom="0cm" loext:contextual-spacing="false" style:page-number="auto">
        <style:tab-stops/>
      </style:paragraph-properties>
      <style:text-properties fo:text-transform="uppercase" fo:color="#c45911" style:font-name="Century Gothic" fo:font-family="'Century Gothic'" style:font-family-generic="swiss" style:font-pitch="variable" fo:font-size="10pt" fo:letter-spacing="0.071cm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cm" fo:margin-bottom="0cm" loext:contextual-spacing="false" fo:text-align="end" style:justify-single-word="false"/>
      <style:text-properties fo:color="#262626"/>
    </style:style>
    <style:style style:name="No_20_List" style:display-name="No List" style:family="paragraph">
      <style:paragraph-properties fo:margin-top="0cm" fo:margin-bottom="0.282cm" loext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fo:font-size="28pt" fo:letter-spacing="0.106cm" style:font-size-asian="28pt"/>
    </style:style>
    <style:style style:name="Job_20_Title" style:display-name="Job Title" style:family="paragraph" style:parent-style-name="Normal">
      <style:paragraph-properties fo:margin-top="0cm" fo:margin-bottom="0cm" loext:contextual-spacing="false"/>
      <style:text-properties fo:color="#262626" fo:font-size="14pt" fo:letter-spacing="0.071cm" style:font-size-asian="14pt" style:font-size-complex="14pt"/>
    </style:style>
    <style:style style:name="Year" style:family="paragraph" style:parent-style-name="Normal">
      <style:paragraph-properties fo:margin-top="0cm" fo:margin-bottom="0cm" loext:contextual-spacing="false" fo:text-align="end" style:justify-single-word="false"/>
      <style:text-properties fo:color="#262626"/>
    </style:style>
    <style:style style:name="BodyText" style:family="paragraph" style:parent-style-name="Normal">
      <style:text-properties fo:color="#262626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loext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loext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style:font-name="Century Gothic" fo:font-family="'Century Gothic'" style:font-family-generic="swiss" style:font-pitch="variable" fo:letter-spacing="0.071cm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71cm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212cm" fo:margin-bottom="0cm" loext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Nicole Bertherin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Substantial OpenOffice Resume</dc:title>
    <meta:creation-date>2017-08-04T17:35:35.17</meta:creation-date>
    <meta:editing-cycles>47</meta:editing-cycles>
    <meta:editing-duration>PT2H38M27S</meta:editing-duration>
    <dc:subject>hloom.com</dc:subject>
    <meta:initial-creator>hloom.com </meta:initial-creator>
    <dc:date>2021-07-01T15:32:45.414595782</dc:date>
    <meta:document-statistic meta:table-count="1" meta:image-count="0" meta:object-count="0" meta:page-count="1" meta:paragraph-count="13" meta:word-count="22" meta:character-count="323" meta:non-whitespace-character-count="310"/>
  </office:meta>
</office:document-meta>
</file>